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fo:background-color="#ffff00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Standard">
      <style:paragraph-properties fo:text-align="start" style:justify-single-word="false"/>
      <style:text-properties fo:background-color="#ffff00"/>
    </style:style>
    <style:style style:name="P4" style:family="paragraph" style:parent-style-name="Text_20_body" style:list-style-name="L22"/>
    <style:style style:name="T1" style:family="text">
      <style:text-properties style:text-position="super 58%"/>
    </style:style>
    <style:style style:name="T2" style:family="text">
      <style:text-properties fo:font-weight="bold"/>
    </style:style>
    <style:style style:name="T3" style:family="text">
      <style:text-properties style:font-name="Arial1" fo:font-size="10pt"/>
    </style:style>
    <style:style style:name="T4" style:family="text">
      <style:text-properties style:font-name="Arial1" fo:font-size="10pt" fo:font-weight="bol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hotobucket</text:p>
      <text:p text:style-name="Standard">user: richestzebra</text:p>
      <text:p text:style-name="Standard">pass: shatzer</text:p>
      <text:p text:style-name="Standard"/>
      <text:p text:style-name="Standard">Godaddy</text:p>
      <text:p text:style-name="Standard">Your Customer Number is: <text:span text:style-name="T2">36769468</text:span></text:p>
      <text:p text:style-name="Standard">Order Number: <text:span text:style-name="T2">247346560</text:span></text:p>
      <text:p text:style-name="Standard"/>
      <text:p text:style-name="Standard"/>
      <text:p text:style-name="Standard"/>
      <text:p text:style-name="Standard"/>
      <text:p text:style-name="Standard">ICON, 60px by 60px</text:p>
      <text:p text:style-name="Standard"/>
      <text:p text:style-name="Standard">Growing up, the Zebra was an incredibly nerdy son of a music teacher and an investment banker. Around middle school he figured out that </text:p>
      <text:p text:style-name="Standard"/>
      <text:p text:style-name="Standard">Richest Zebra </text:p>
      <text:p text:style-name="Standard"/>
      <text:p text:style-name="Standard"/>
      <text:p text:style-name="Standard"/>
      <text:p text:style-name="Standard">Hello, my name is Brice....</text:p>
      <text:p text:style-name="Standard">I'm 22, <text:s/>was born in Hudson, IA but currently I live in Kenosha, WI. </text:p>
      <text:p text:style-name="Standard">I work at a company called World Fantasy Games and am still doing that whole “college” thing. </text:p>
      <text:p text:style-name="Standard"/>
      <text:p text:style-name="Standard">Through my short time on this planet I've stumble upon a few universal truths. These are the most important:</text:p>
      <text:p text:style-name="Standard"/>
      <text:p text:style-name="P2">Asians are only good for math and making Chinese food.</text:p>
      <text:p text:style-name="P2">If you have a dick, you are not allowed to drink Mike's Hard Lemonade or Smirnoff Ice in public</text:p>
      <text:p text:style-name="P2">The term female athlete is an oxymoron.</text:p>
      <text:p text:style-name="P2">Whisky Sours, Vodka Redbulls, and Rum&amp;Cokes are really the only three “mixed drinks” you will ever need.</text:p>
      <text:p text:style-name="P2">children and old people need to be treated identically due to their similar mental and driving capabilities</text:p>
      <text:p text:style-name="P2">Beer Pong, Flippy Cup, and Quarters need to be added to the Winter Olympics as “The Drinking Triathlon” </text:p>
      <text:p text:style-name="P2">Sucking dick is the most introspective thing a woman can do. </text:p>
      <text:p text:style-name="P1"/>
      <text:p text:style-name="P1"/>
      <text:p text:style-name="P2">on the surface it may appear that Richest Zebra is authored by your stereotypical college frat guy, For the most part that would be a correct assumption, but beneath that top layer of womanizing and arguably alcoholic behavior beats the heart of a nerd that never lost his love for sci-fi movies, shiny new technology, online media, music, video games, soccer, highly caffeinated beverages and other generally entertaining shit...</text:p>
      <text:p text:style-name="P2"/>
      <text:p text:style-name="P3">Richest Zebra <text:s/>sole purpose is to archive that generally entertaining shit that I find online.</text:p>
      <text:p text:style-name="P2"/>
      <text:p text:style-name="P2"/>
      <text:p text:style-name="Standard">beats the heart of a media nerd that loves</text:p>
      <text:p text:style-name="Standard"><text:soft-page-break/>communications/digital media stud </text:p>
      <text:p text:style-name="Standard">the zebra, </text:p>
      <text:p text:style-name="Standard"/>
      <text:p text:style-name="Standard">generally entertaining shit....daily</text:p>
      <text:p text:style-name="Standard"/>
      <text:p text:style-name="Standard"/>
      <text:p text:style-name="Standard">Sports, </text:p>
      <text:p text:style-name="Standard"/>
      <text:p text:style-name="Standard">I'm 22, </text:p>
      <text:p text:style-name="Standard"/>
      <text:p text:style-name="Standard">I was born in Hudson, IA but currently I live in Kenosha, WI. </text:p>
      <text:p text:style-name="Standard">I work at and work at World Fantasy Games and am working on that whole “college” thing. </text:p>
      <text:p text:style-name="Standard"/>
      <text:p text:style-name="Standard">I enjoy women, a cool beer, pepsi one, a good soccer match, musical endeavors, and writing stuff. Message me if your bored....its fun....seriously :-) </text:p>
      <text:p text:style-name="Standard"/>
      <text:p text:style-name="Standard"/>
      <text:p text:style-name="Standard">on the surface it may appear that Richest Zebra is authored by your stereotypical college frat guy, For the most part that would be a correct assumption, but beneath that top layer of womanizing and </text:p>
      <text:p text:style-name="Standard"><text:s/>arguably alcoholic behavior beats the heart of a nerd that never lost his love for sci-fi movies, shiny new technology, online media, music, video games, soccer, highly caffeinated beverages and other generally entertaining shit...</text:p>
      <text:p text:style-name="Standard"/>
      <text:p text:style-name="Standard"/>
      <text:p text:style-name="Table_20_Contents">"He is most powerful who has power over himself”<text:line-break/>“I know that I am intelligent, because I know that I know nothing.”<text:line-break/>“A man must be big enough to admit his mistakes, smart enough to profit from them, and strong enough to correct them.”<text:line-break/>Our destiny changes with our thought; we shall become what we wish to become, do what we wish to do.</text:p>
      <text:p text:style-name="Table_20_Contents"/>
      <text:p text:style-name="Table_20_Contents"/>
      <text:p text:style-name="Table_20_Contents"/>
      <text:p text:style-name="Table_20_Contents"><text:s/></text:p>
      <text:p text:style-name="Table_20_Contents"/>
      <text:p text:style-name="Table_20_Contents">In high school I ran a blog where I posted random shit that I thought was awesome....</text:p>
      <text:p text:style-name="Table_20_Contents"/>
      <text:p text:style-name="Table_20_Contents">older and wiser....with the same awsome shit....</text:p>
      <text:p text:style-name="Table_20_Contents"/>
      <text:p text:style-name="Table_20_Contents"/>
      <text:p text:style-name="Table_20_Contents">On May 8<text:span text:style-name="T1">th</text:span> 2005 I started a blog. </text:p>
      <text:p text:style-name="Table_20_Contents"/>
      <text:p text:style-name="Table_20_Contents">At the time it was merely a way for me to catalog my life. Through it I shared my various adventures and ideas, unfiltered <text:s/>and unapologetically. </text:p>
      <text:p text:style-name="Table_20_Contents">Some found it amusing. Others thought it was stupid. Sometimes it got me in trouble.</text:p>
      <text:p text:style-name="Table_20_Contents">Most importantly, people always kept coming back. <text:s/>At its biggest point in late 2005 / early 2006 , ShatzofHudson was receiving hundreds of visitors a day. </text:p>
      <text:p text:style-name="Table_20_Contents"/>
      <text:p text:style-name="Table_20_Contents">Throughout the process I always had aspirations to grow from using a site like Xanga to my own <text:soft-page-break/>independent website. </text:p>
      <text:p text:style-name="Table_20_Contents"/>
      <text:p text:style-name="Table_20_Contents"/>
      <text:p text:style-name="Table_20_Contents"/>
      <text:p text:style-name="Table_20_Contents"><text:s/>Life, usually never really cares about your plans. As I moved far away from high school to college (both literally &amp; figuratively) other things started to become a priority. Soon the daily posts slowly became weekly and then finally monthly updates. </text:p>
      <text:p text:style-name="Table_20_Contents"/>
      <text:p text:style-name="Table_20_Contents">As was often the cause when I would often remark that I was writing post instead of doing something that desperately needed attention (usually homework). </text:p>
      <text:p text:style-name="Table_20_Contents"/>
      <text:p text:style-name="Table_20_Contents">I again am going to use that excuse here. There are so many things going on right now in my world that I should be taking care of, but instead I'm putting together the site that I always side I would...5 years later. </text:p>
      <text:p text:style-name="Table_20_Contents"/>
      <text:p text:style-name="Table_20_Contents">Welcome to RichestZebra.com. </text:p>
      <text:p text:style-name="Table_20_Contents"/>
      <text:p text:style-name="Table_20_Contents"/>
      <text:p text:style-name="Table_20_Contents"/>
      <text:p text:style-name="Table_20_Contents">a <text:s/></text:p>
      <text:p text:style-name="Table_20_Contents"/>
      <text:p text:style-name="Table_20_Contents"/>
      <text:p text:style-name="Table_20_Contents">u</text:p>
      <text:p text:style-name="Table_20_Contents">I</text:p>
      <text:p text:style-name="Table_20_Contents"/>
      <text:p text:style-name="Table_20_Contents"/>
      <text:p text:style-name="Table_20_Contents">Q: Why “Richest Zebra”? <text:s/></text:p>
      <text:p text:style-name="Table_20_Contents">A :Shut the hell up, thats why....if you can't figure this one out on your own your cleanly</text:p>
      <text:p text:style-name="Table_20_Contents"/>
      <text:p text:style-name="Table_20_Contents"/>
      <text:p text:style-name="Table_20_Contents"/>
      <text:p text:style-name="Table_20_Contents"/>
      <text:p text:style-name="Table_20_Contents">Now after 5 years and cou</text:p>
      <text:p text:style-name="Table_20_Contents"/>
      <text:p text:style-name="Table_20_Contents">I started bloging at </text:p>
      <text:p text:style-name="Table_20_Contents"/>
      <text:p text:style-name="Table_20_Contents"/>
      <text:p text:style-name="Table_20_Contents"/>
      <text:p text:style-name="Table_20_Contents">Was started </text:p>
      <text:p text:style-name="Table_20_Contents"/>
      <text:p text:style-name="Table_20_Contents"/>
      <text:p text:style-name="Table_20_Contents"/>
      <text:p text:style-name="Table_20_Contents"/>
      <text:p text:style-name="Table_20_Contents">History </text:p>
      <text:p text:style-name="Table_20_Contents"/>
      <text:p text:style-name="Table_20_Contents">The Author </text:p>
      <text:p text:style-name="Table_20_Contents"/>
      <text:p text:style-name="Table_20_Contents"/>
      <text:p text:style-name="Table_20_Contents"/>
      <text:p text:style-name="Table_20_Contents"><text:soft-page-break/></text:p>
      <text:p text:style-name="Table_20_Contents"/>
      <text:p text:style-name="Table_20_Contents"/>
      <text:p text:style-name="Table_20_Contents"/>
      <text:p text:style-name="Table_20_Contents">Weapons of choice</text:p>
      <text:p text:style-name="Table_20_Contents"/>
      <text:p text:style-name="Table_20_Contents">Computer</text:p>
      <text:h text:style-name="Heading_20_3" text:outline-level="3" text:is-list-header="true">Toshiba Satellite E105-S1402</text:h>
      <text:list xml:id="list34141567" text:style-name="L22">
        <text:list-item>
          <text:p text:style-name="P4"><text:line-break/>- Intel Core 2 Duo P8400 Dual Core Mobile Processor<text:line-break/>- 4GB PC2-6400 DDR2 Memory<text:line-break/>- 320GB 5400rpm SATA Hard Drive<text:line-break/>- 8x DVD+/-RW Dual Layer Burner with LabelFlash Support<text:line-break/>- 14.1" WXGA (1280x800) Display with 1.3 Megapixel Webcam<text:line-break/>- Intel GMA X4500HD Inegrated Graphics<text:line-break/>- Gigabit Ethernet, 802.11a/g/n Wireless, Bluetooth 2.1 <text:line-break/>- 8 Cell Lithium Ion Battery</text:p>
        </text:list-item>
      </text:list>
      <text:p text:style-name="Text_20_body"/>
      <text:p text:style-name="Text_20_body"/>
      <text:p text:style-name="Text_20_body">Under the Hood:</text:p>
      <text:p text:style-name="Text_20_body">Powered by Tumblr</text:p>
      <text:p text:style-name="Text_20_body">Theme: <text:line-break/>Customization Implementation of Redux by jacob <text:s/><text:a xlink:type="simple" xlink:href="http://www.tumblr.com/theme/433">http://www.tumblr.com/theme/433</text:a></text:p>
      <text:p text:style-name="Text_20_body">Graphics: </text:p>
      <text:p text:style-name="Text_20_body">Katie Wilber </text:p>
      <text:p text:style-name="Text_20_body">URL Registrar: GoDaddy.com</text:p>
      <text:p text:style-name="Text_20_body"><text:s/></text:p>
      <text:p text:style-name="Text_20_body"/>
      <text:p text:style-name="Text_20_body"/>
      <text:p text:style-name="Text_20_body">&lt;p&gt;&lt;a href="http://www.tumblr.com"&gt;Powered by Tumblr&lt;/a&gt;&lt;/p&gt;</text:p>
      <text:p text:style-name="Text_20_body">&lt;p&gt;Theme: Customization Implementation of &lt;a href="#http://www.tumblr.com/theme/433"&gt;&lt;strong&gt;Redux&lt;/strong&gt; by jacob &lt;/a&gt;&lt;/p&gt;</text:p>
      <text:p text:style-name="Text_20_body">&lt;p&gt;Logo: Katie Wilber &amp;ndash; &lt;a href="http://www.kawilber.com"&gt;Kawilber Designs&lt;/a&gt;&lt;/p&gt;</text:p>
      <text:p text:style-name="Text_20_body"/>
      <text:p text:style-name="Text_20_body"/>
      <text:p text:style-name="Table_20_Contents"/>
      <text:p text:style-name="Table_20_Contents"/>
      <text:p text:style-name="Table_20_Contents"/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11T03:26:25.31</meta:creation-date>
    <dc:date>2010-06-09T23:40:32.41</dc:date>
    <meta:editing-duration>PT82H08M05S</meta:editing-duration>
    <meta:editing-cycles>10</meta:editing-cycles>
    <meta:generator>OpenOffice.org/3.0$Win32 OpenOffice.org_project/300m15$Build-9379</meta:generator>
    <meta:document-statistic meta:table-count="0" meta:image-count="0" meta:object-count="0" meta:page-count="4" meta:paragraph-count="70" meta:word-count="919" meta:character-count="5503"/>
    <meta:user-defined meta:name="Info 1"/>
    <meta:user-defined meta:name="Info 2"/>
    <meta:user-defined meta:name="Info 3"/>
    <meta:user-defined meta:name="Info 4"/>
  </office:meta>
</office:document-meta>
</file>